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008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5" table:number-columns-repeated="2" table:default-cell-style-name="ce1"/>
        <table:table-column table:style-name="co5" table:number-columns-repeated="10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Strategy</text:p>
          </table:table-cell>
          <table:table-cell office:value-type="string">
            <text:p>BufferSize</text:p>
          </table:table-cell>
          <table:table-cell office:value-type="string">
            <text:p>Rate</text:p>
          </table:table-cell>
          <table:table-cell table:number-columns-repeated="2"/>
          <table:table-cell office:value-type="string">
            <text:p>BufferSize</text:p>
          </table:table-cell>
          <table:table-cell office:value-type="string">
            <text:p>Best</text:p>
          </table:table-cell>
          <table:table-cell office:value-type="string">
            <text:p>Count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office:value-type="string">
            <text:p>Random</text:p>
          </table:table-cell>
          <table:table-cell/>
          <table:table-cell office:value-type="string">
            <text:p>BufferSize (% of Max)</text:p>
          </table:table-cell>
          <table:table-cell table:formula="of:=[.H1]" office:value-type="string" office:string-value="Best">
            <text:p>Best</text:p>
          </table:table-cell>
          <table:table-cell table:style-name="ce1" table:formula="of:=[.I1]" office:value-type="string" office:string-value="Count">
            <text:p>Count</text:p>
          </table:table-cell>
          <table:table-cell table:style-name="ce1" table:formula="of:=[.J1]" office:value-type="string" office:string-value="FIFO">
            <text:p>FIFO</text:p>
          </table:table-cell>
          <table:table-cell table:style-name="ce1" table:formula="of:=[.K1]" office:value-type="string" office:string-value="LRU">
            <text:p>LRU</text:p>
          </table:table-cell>
          <table:table-cell table:style-name="ce1" table:formula="of:=[.L1]" office:value-type="string" office:string-value="MRU">
            <text:p>MRU</text:p>
          </table:table-cell>
          <table:table-cell table:style-name="ce1" table:formula="of:=[.M1]" office:value-type="string" office:string-value="Random">
            <text:p>Random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6">
            <text:p>6</text:p>
          </table:table-cell>
          <table:table-cell office:value-type="float" office:value="0.26631634022612">
            <text:p>0.2663163402261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6631634022612">
            <text:p>0.26631634022612</text:p>
          </table:table-cell>
          <table:table-cell office:value-type="float" office:value="0.198730635364772">
            <text:p>0.198730635364772</text:p>
          </table:table-cell>
          <table:table-cell office:value-type="float" office:value="0.154644100184263">
            <text:p>0.154644100184263</text:p>
          </table:table-cell>
          <table:table-cell office:value-type="float" office:value="0.154666848654428">
            <text:p>0.154666848654428</text:p>
          </table:table-cell>
          <table:table-cell office:value-type="float" office:value="0.193839714279215">
            <text:p>0.193839714279215</text:p>
          </table:table-cell>
          <table:table-cell office:value-type="float" office:value="0.156463977797493">
            <text:p>0.156463977797493</text:p>
          </table:table-cell>
          <table:table-cell/>
          <table:table-cell table:formula="of:=[.G2]/36*100" office:value-type="float" office:value="16.6666666666667">
            <text:p>16.67</text:p>
          </table:table-cell>
          <table:table-cell table:formula="of:=[.H2]*100" office:value-type="float" office:value="26.631634022612">
            <text:p>26.63</text:p>
          </table:table-cell>
          <table:table-cell table:style-name="ce1" table:formula="of:=[.I2]*100" office:value-type="float" office:value="19.8730635364772">
            <text:p>19.87</text:p>
          </table:table-cell>
          <table:table-cell table:style-name="ce1" table:formula="of:=[.J2]*100" office:value-type="float" office:value="15.4644100184263">
            <text:p>15.46</text:p>
          </table:table-cell>
          <table:table-cell table:style-name="ce1" table:formula="of:=[.K2]*100" office:value-type="float" office:value="15.4666848654428">
            <text:p>15.47</text:p>
          </table:table-cell>
          <table:table-cell table:style-name="ce1" table:formula="of:=[.L2]*100" office:value-type="float" office:value="19.3839714279215">
            <text:p>19.38</text:p>
          </table:table-cell>
          <table:table-cell table:style-name="ce1" table:formula="of:=[.M2]*100" office:value-type="float" office:value="15.6463977797493">
            <text:p>15.65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8">
            <text:p>8</text:p>
          </table:table-cell>
          <table:table-cell office:value-type="float" office:value="0.369412407015628">
            <text:p>0.36941240701562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369412407015628">
            <text:p>0.369412407015628</text:p>
          </table:table-cell>
          <table:table-cell office:value-type="float" office:value="0.281489569826429">
            <text:p>0.281489569826429</text:p>
          </table:table-cell>
          <table:table-cell office:value-type="float" office:value="0.162810800973634">
            <text:p>0.162810800973634</text:p>
          </table:table-cell>
          <table:table-cell office:value-type="float" office:value="0.162856297913965">
            <text:p>0.162856297913965</text:p>
          </table:table-cell>
          <table:table-cell office:value-type="float" office:value="0.257376191451125">
            <text:p>0.257376191451125</text:p>
          </table:table-cell>
          <table:table-cell office:value-type="float" office:value="0.190154462112423">
            <text:p>0.190154462112423</text:p>
          </table:table-cell>
          <table:table-cell/>
          <table:table-cell table:formula="of:=[.G3]/36*100" office:value-type="float" office:value="22.2222222222222">
            <text:p>22.22</text:p>
          </table:table-cell>
          <table:table-cell table:formula="of:=[.H3]*100" office:value-type="float" office:value="36.9412407015628">
            <text:p>36.94</text:p>
          </table:table-cell>
          <table:table-cell table:style-name="ce1" table:formula="of:=[.I3]*100" office:value-type="float" office:value="28.1489569826429">
            <text:p>28.15</text:p>
          </table:table-cell>
          <table:table-cell table:style-name="ce1" table:formula="of:=[.J3]*100" office:value-type="float" office:value="16.2810800973635">
            <text:p>16.28</text:p>
          </table:table-cell>
          <table:table-cell table:style-name="ce1" table:formula="of:=[.K3]*100" office:value-type="float" office:value="16.2856297913965">
            <text:p>16.29</text:p>
          </table:table-cell>
          <table:table-cell table:style-name="ce1" table:formula="of:=[.L3]*100" office:value-type="float" office:value="25.7376191451125">
            <text:p>25.74</text:p>
          </table:table-cell>
          <table:table-cell table:style-name="ce1" table:formula="of:=[.M3]*100" office:value-type="float" office:value="19.0154462112423">
            <text:p>19.02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10">
            <text:p>10</text:p>
          </table:table-cell>
          <table:table-cell office:value-type="float" office:value="0.467799540480903">
            <text:p>0.4677995404809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67799540480903">
            <text:p>0.467799540480903</text:p>
          </table:table-cell>
          <table:table-cell office:value-type="float" office:value="0.363338565481471">
            <text:p>0.363338565481471</text:p>
          </table:table-cell>
          <table:table-cell office:value-type="float" office:value="0.170636274710526">
            <text:p>0.170636274710526</text:p>
          </table:table-cell>
          <table:table-cell office:value-type="float" office:value="0.16968083896358">
            <text:p>0.16968083896358</text:p>
          </table:table-cell>
          <table:table-cell office:value-type="float" office:value="0.318501330785505">
            <text:p>0.318501330785505</text:p>
          </table:table-cell>
          <table:table-cell office:value-type="float" office:value="0.24932323301258">
            <text:p>0.24932323301258</text:p>
          </table:table-cell>
          <table:table-cell/>
          <table:table-cell table:formula="of:=[.G4]/36*100" office:value-type="float" office:value="27.7777777777778">
            <text:p>27.78</text:p>
          </table:table-cell>
          <table:table-cell table:formula="of:=[.H4]*100" office:value-type="float" office:value="46.7799540480903">
            <text:p>46.78</text:p>
          </table:table-cell>
          <table:table-cell table:style-name="ce1" table:formula="of:=[.I4]*100" office:value-type="float" office:value="36.3338565481471">
            <text:p>36.33</text:p>
          </table:table-cell>
          <table:table-cell table:style-name="ce1" table:formula="of:=[.J4]*100" office:value-type="float" office:value="17.0636274710526">
            <text:p>17.06</text:p>
          </table:table-cell>
          <table:table-cell table:style-name="ce1" table:formula="of:=[.K4]*100" office:value-type="float" office:value="16.968083896358">
            <text:p>16.97</text:p>
          </table:table-cell>
          <table:table-cell table:style-name="ce1" table:formula="of:=[.L4]*100" office:value-type="float" office:value="31.8501330785505">
            <text:p>31.85</text:p>
          </table:table-cell>
          <table:table-cell table:style-name="ce1" table:formula="of:=[.M4]*100" office:value-type="float" office:value="24.932323301258">
            <text:p>24.93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12">
            <text:p>12</text:p>
          </table:table-cell>
          <table:table-cell office:value-type="float" office:value="0.563024636593189">
            <text:p>0.56302463659318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.563024636593189">
            <text:p>0.563024636593189</text:p>
          </table:table-cell>
          <table:table-cell office:value-type="float" office:value="0.443981892217748">
            <text:p>0.443981892217748</text:p>
          </table:table-cell>
          <table:table-cell office:value-type="float" office:value="0.175117723333106">
            <text:p>0.175117723333106</text:p>
          </table:table-cell>
          <table:table-cell office:value-type="float" office:value="0.174003048295002">
            <text:p>0.174003048295002</text:p>
          </table:table-cell>
          <table:table-cell office:value-type="float" office:value="0.373802861757547">
            <text:p>0.373802861757547</text:p>
          </table:table-cell>
          <table:table-cell office:value-type="float" office:value="0.328920130121249">
            <text:p>0.328920130121249</text:p>
          </table:table-cell>
          <table:table-cell/>
          <table:table-cell table:formula="of:=[.G5]/36*100" office:value-type="float" office:value="33.3333333333333">
            <text:p>33.33</text:p>
          </table:table-cell>
          <table:table-cell table:formula="of:=[.H5]*100" office:value-type="float" office:value="56.3024636593189">
            <text:p>56.30</text:p>
          </table:table-cell>
          <table:table-cell table:style-name="ce1" table:formula="of:=[.I5]*100" office:value-type="float" office:value="44.3981892217748">
            <text:p>44.40</text:p>
          </table:table-cell>
          <table:table-cell table:style-name="ce1" table:formula="of:=[.J5]*100" office:value-type="float" office:value="17.5117723333106">
            <text:p>17.51</text:p>
          </table:table-cell>
          <table:table-cell table:style-name="ce1" table:formula="of:=[.K5]*100" office:value-type="float" office:value="17.4003048295002">
            <text:p>17.40</text:p>
          </table:table-cell>
          <table:table-cell table:style-name="ce1" table:formula="of:=[.L5]*100" office:value-type="float" office:value="37.3802861757547">
            <text:p>37.38</text:p>
          </table:table-cell>
          <table:table-cell table:style-name="ce1" table:formula="of:=[.M5]*100" office:value-type="float" office:value="32.8920130121249">
            <text:p>32.89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14">
            <text:p>14</text:p>
          </table:table-cell>
          <table:table-cell office:value-type="float" office:value="0.654860210650834">
            <text:p>0.65486021065083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.654860210650834">
            <text:p>0.654860210650834</text:p>
          </table:table-cell>
          <table:table-cell office:value-type="float" office:value="0.52075797902591">
            <text:p>0.52075797902591</text:p>
          </table:table-cell>
          <table:table-cell office:value-type="float" office:value="0.179303441843536">
            <text:p>0.179303441843536</text:p>
          </table:table-cell>
          <table:table-cell office:value-type="float" office:value="0.176710116244683">
            <text:p>0.176710116244683</text:p>
          </table:table-cell>
          <table:table-cell office:value-type="float" office:value="0.429400122841739">
            <text:p>0.429400122841739</text:p>
          </table:table-cell>
          <table:table-cell office:value-type="float" office:value="0.423462772128574">
            <text:p>0.423462772128574</text:p>
          </table:table-cell>
          <table:table-cell/>
          <table:table-cell table:formula="of:=[.G6]/36*100" office:value-type="float" office:value="38.8888888888889">
            <text:p>38.89</text:p>
          </table:table-cell>
          <table:table-cell table:formula="of:=[.H6]*100" office:value-type="float" office:value="65.4860210650834">
            <text:p>65.49</text:p>
          </table:table-cell>
          <table:table-cell table:style-name="ce1" table:formula="of:=[.I6]*100" office:value-type="float" office:value="52.0757979025911">
            <text:p>52.08</text:p>
          </table:table-cell>
          <table:table-cell table:style-name="ce1" table:formula="of:=[.J6]*100" office:value-type="float" office:value="17.9303441843536">
            <text:p>17.93</text:p>
          </table:table-cell>
          <table:table-cell table:style-name="ce1" table:formula="of:=[.K6]*100" office:value-type="float" office:value="17.6710116244683">
            <text:p>17.67</text:p>
          </table:table-cell>
          <table:table-cell table:style-name="ce1" table:formula="of:=[.L6]*100" office:value-type="float" office:value="42.9400122841739">
            <text:p>42.94</text:p>
          </table:table-cell>
          <table:table-cell table:style-name="ce1" table:formula="of:=[.M6]*100" office:value-type="float" office:value="42.3462772128574">
            <text:p>42.35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16">
            <text:p>16</text:p>
          </table:table-cell>
          <table:table-cell office:value-type="float" office:value="0.743124274892513">
            <text:p>0.74312427489251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743124274892513">
            <text:p>0.743124274892513</text:p>
          </table:table-cell>
          <table:table-cell office:value-type="float" office:value="0.581951363770786">
            <text:p>0.581951363770786</text:p>
          </table:table-cell>
          <table:table-cell office:value-type="float" office:value="0.304283536932141">
            <text:p>0.304283536932141</text:p>
          </table:table-cell>
          <table:table-cell office:value-type="float" office:value="0.30212243226643">
            <text:p>0.30212243226643</text:p>
          </table:table-cell>
          <table:table-cell office:value-type="float" office:value="0.485338610978412">
            <text:p>0.485338610978412</text:p>
          </table:table-cell>
          <table:table-cell office:value-type="float" office:value="0.52548966082031">
            <text:p>0.52548966082031</text:p>
          </table:table-cell>
          <table:table-cell/>
          <table:table-cell table:formula="of:=[.G7]/36*100" office:value-type="float" office:value="44.4444444444444">
            <text:p>44.44</text:p>
          </table:table-cell>
          <table:table-cell table:formula="of:=[.H7]*100" office:value-type="float" office:value="74.3124274892513">
            <text:p>74.31</text:p>
          </table:table-cell>
          <table:table-cell table:style-name="ce1" table:formula="of:=[.I7]*100" office:value-type="float" office:value="58.1951363770786">
            <text:p>58.20</text:p>
          </table:table-cell>
          <table:table-cell table:style-name="ce1" table:formula="of:=[.J7]*100" office:value-type="float" office:value="30.4283536932141">
            <text:p>30.43</text:p>
          </table:table-cell>
          <table:table-cell table:style-name="ce1" table:formula="of:=[.K7]*100" office:value-type="float" office:value="30.212243226643">
            <text:p>30.21</text:p>
          </table:table-cell>
          <table:table-cell table:style-name="ce1" table:formula="of:=[.L7]*100" office:value-type="float" office:value="48.5338610978412">
            <text:p>48.53</text:p>
          </table:table-cell>
          <table:table-cell table:style-name="ce1" table:formula="of:=[.M7]*100" office:value-type="float" office:value="52.548966082031">
            <text:p>52.55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18">
            <text:p>18</text:p>
          </table:table-cell>
          <table:table-cell office:value-type="float" office:value="0.824973270547556">
            <text:p>0.824973270547556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.824973270547556">
            <text:p>0.824973270547556</text:p>
          </table:table-cell>
          <table:table-cell office:value-type="float" office:value="0.633476648695375">
            <text:p>0.633476648695375</text:p>
          </table:table-cell>
          <table:table-cell office:value-type="float" office:value="0.526445096567256">
            <text:p>0.526445096567256</text:p>
          </table:table-cell>
          <table:table-cell office:value-type="float" office:value="0.518164653427057">
            <text:p>0.518164653427057</text:p>
          </table:table-cell>
          <table:table-cell office:value-type="float" office:value="0.54666848654428">
            <text:p>0.54666848654428</text:p>
          </table:table-cell>
          <table:table-cell office:value-type="float" office:value="0.621692941149708">
            <text:p>0.621692941149708</text:p>
          </table:table-cell>
          <table:table-cell/>
          <table:table-cell table:formula="of:=[.G8]/36*100" office:value-type="float" office:value="50">
            <text:p>50.00</text:p>
          </table:table-cell>
          <table:table-cell table:formula="of:=[.H8]*100" office:value-type="float" office:value="82.4973270547556">
            <text:p>82.50</text:p>
          </table:table-cell>
          <table:table-cell table:style-name="ce1" table:formula="of:=[.I8]*100" office:value-type="float" office:value="63.3476648695375">
            <text:p>63.35</text:p>
          </table:table-cell>
          <table:table-cell table:style-name="ce1" table:formula="of:=[.J8]*100" office:value-type="float" office:value="52.6445096567256">
            <text:p>52.64</text:p>
          </table:table-cell>
          <table:table-cell table:style-name="ce1" table:formula="of:=[.K8]*100" office:value-type="float" office:value="51.8164653427057">
            <text:p>51.82</text:p>
          </table:table-cell>
          <table:table-cell table:style-name="ce1" table:formula="of:=[.L8]*100" office:value-type="float" office:value="54.666848654428">
            <text:p>54.67</text:p>
          </table:table-cell>
          <table:table-cell table:style-name="ce1" table:formula="of:=[.M8]*100" office:value-type="float" office:value="62.1692941149708">
            <text:p>62.17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20">
            <text:p>20</text:p>
          </table:table-cell>
          <table:table-cell office:value-type="float" office:value="0.887304078800701">
            <text:p>0.88730407880070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.887304078800701">
            <text:p>0.887304078800701</text:p>
          </table:table-cell>
          <table:table-cell office:value-type="float" office:value="0.678973589026138">
            <text:p>0.678973589026138</text:p>
          </table:table-cell>
          <table:table-cell office:value-type="float" office:value="0.773720967264951">
            <text:p>0.773720967264951</text:p>
          </table:table-cell>
          <table:table-cell office:value-type="float" office:value="0.800450419709274">
            <text:p>0.800450419709274</text:p>
          </table:table-cell>
          <table:table-cell office:value-type="float" office:value="0.603812643599718">
            <text:p>0.603812643599718</text:p>
          </table:table-cell>
          <table:table-cell office:value-type="float" office:value="0.696421665642985">
            <text:p>0.696421665642985</text:p>
          </table:table-cell>
          <table:table-cell/>
          <table:table-cell table:formula="of:=[.G9]/36*100" office:value-type="float" office:value="55.5555555555556">
            <text:p>55.56</text:p>
          </table:table-cell>
          <table:table-cell table:formula="of:=[.H9]*100" office:value-type="float" office:value="88.7304078800701">
            <text:p>88.73</text:p>
          </table:table-cell>
          <table:table-cell table:style-name="ce1" table:formula="of:=[.I9]*100" office:value-type="float" office:value="67.8973589026138">
            <text:p>67.90</text:p>
          </table:table-cell>
          <table:table-cell table:style-name="ce1" table:formula="of:=[.J9]*100" office:value-type="float" office:value="77.3720967264952">
            <text:p>77.37</text:p>
          </table:table-cell>
          <table:table-cell table:style-name="ce1" table:formula="of:=[.K9]*100" office:value-type="float" office:value="80.0450419709275">
            <text:p>80.05</text:p>
          </table:table-cell>
          <table:table-cell table:style-name="ce1" table:formula="of:=[.L9]*100" office:value-type="float" office:value="60.3812643599718">
            <text:p>60.38</text:p>
          </table:table-cell>
          <table:table-cell table:style-name="ce1" table:formula="of:=[.M9]*100" office:value-type="float" office:value="69.6421665642986">
            <text:p>69.64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22">
            <text:p>22</text:p>
          </table:table-cell>
          <table:table-cell office:value-type="float" office:value="0.912736868445597">
            <text:p>0.912736868445597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.912736868445597">
            <text:p>0.912736868445597</text:p>
          </table:table-cell>
          <table:table-cell office:value-type="float" office:value="0.740417206942833">
            <text:p>0.740417206942833</text:p>
          </table:table-cell>
          <table:table-cell office:value-type="float" office:value="0.796469437430333">
            <text:p>0.796469437430333</text:p>
          </table:table-cell>
          <table:table-cell office:value-type="float" office:value="0.809572556245592">
            <text:p>0.809572556245592</text:p>
          </table:table-cell>
          <table:table-cell office:value-type="float" office:value="0.658386223526468">
            <text:p>0.658386223526468</text:p>
          </table:table-cell>
          <table:table-cell office:value-type="float" office:value="0.76885279464956">
            <text:p>0.76885279464956</text:p>
          </table:table-cell>
          <table:table-cell/>
          <table:table-cell table:formula="of:=[.G10]/36*100" office:value-type="float" office:value="61.1111111111111">
            <text:p>61.11</text:p>
          </table:table-cell>
          <table:table-cell table:formula="of:=[.H10]*100" office:value-type="float" office:value="91.2736868445597">
            <text:p>91.27</text:p>
          </table:table-cell>
          <table:table-cell table:style-name="ce1" table:formula="of:=[.I10]*100" office:value-type="float" office:value="74.0417206942833">
            <text:p>74.04</text:p>
          </table:table-cell>
          <table:table-cell table:style-name="ce1" table:formula="of:=[.J10]*100" office:value-type="float" office:value="79.6469437430333">
            <text:p>79.65</text:p>
          </table:table-cell>
          <table:table-cell table:style-name="ce1" table:formula="of:=[.K10]*100" office:value-type="float" office:value="80.9572556245592">
            <text:p>80.96</text:p>
          </table:table-cell>
          <table:table-cell table:style-name="ce1" table:formula="of:=[.L10]*100" office:value-type="float" office:value="65.8386223526468">
            <text:p>65.84</text:p>
          </table:table-cell>
          <table:table-cell table:style-name="ce1" table:formula="of:=[.M10]*100" office:value-type="float" office:value="76.885279464956">
            <text:p>76.89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24">
            <text:p>24</text:p>
          </table:table-cell>
          <table:table-cell office:value-type="float" office:value="0.932141313496667">
            <text:p>0.93214131349666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.932141313496667">
            <text:p>0.932141313496667</text:p>
          </table:table-cell>
          <table:table-cell office:value-type="float" office:value="0.801838076389363">
            <text:p>0.801838076389363</text:p>
          </table:table-cell>
          <table:table-cell office:value-type="float" office:value="0.820241588753156">
            <text:p>0.820241588753156</text:p>
          </table:table-cell>
          <table:table-cell office:value-type="float" office:value="0.831138105962374">
            <text:p>0.831138105962374</text:p>
          </table:table-cell>
          <table:table-cell office:value-type="float" office:value="0.708523851770968">
            <text:p>0.708523851770968</text:p>
          </table:table-cell>
          <table:table-cell office:value-type="float" office:value="0.815441661548261">
            <text:p>0.815441661548261</text:p>
          </table:table-cell>
          <table:table-cell/>
          <table:table-cell table:formula="of:=[.G11]/36*100" office:value-type="float" office:value="66.6666666666667">
            <text:p>66.67</text:p>
          </table:table-cell>
          <table:table-cell table:formula="of:=[.H11]*100" office:value-type="float" office:value="93.2141313496667">
            <text:p>93.21</text:p>
          </table:table-cell>
          <table:table-cell table:style-name="ce1" table:formula="of:=[.I11]*100" office:value-type="float" office:value="80.1838076389363">
            <text:p>80.18</text:p>
          </table:table-cell>
          <table:table-cell table:style-name="ce1" table:formula="of:=[.J11]*100" office:value-type="float" office:value="82.0241588753156">
            <text:p>82.02</text:p>
          </table:table-cell>
          <table:table-cell table:style-name="ce1" table:formula="of:=[.K11]*100" office:value-type="float" office:value="83.1138105962374">
            <text:p>83.11</text:p>
          </table:table-cell>
          <table:table-cell table:style-name="ce1" table:formula="of:=[.L11]*100" office:value-type="float" office:value="70.8523851770969">
            <text:p>70.85</text:p>
          </table:table-cell>
          <table:table-cell table:style-name="ce1" table:formula="of:=[.M11]*100" office:value-type="float" office:value="81.5441661548261">
            <text:p>81.54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26">
            <text:p>26</text:p>
          </table:table-cell>
          <table:table-cell office:value-type="float" office:value="0.946973316044496">
            <text:p>0.946973316044496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.946973316044496">
            <text:p>0.946973316044496</text:p>
          </table:table-cell>
          <table:table-cell office:value-type="float" office:value="0.821128779089606">
            <text:p>0.821128779089606</text:p>
          </table:table-cell>
          <table:table-cell office:value-type="float" office:value="0.840305739439023">
            <text:p>0.840305739439023</text:p>
          </table:table-cell>
          <table:table-cell office:value-type="float" office:value="0.85208944698469">
            <text:p>0.85208944698469</text:p>
          </table:table-cell>
          <table:table-cell office:value-type="float" office:value="0.759321185650265">
            <text:p>0.759321185650265</text:p>
          </table:table-cell>
          <table:table-cell office:value-type="float" office:value="0.851134011237744">
            <text:p>0.851134011237744</text:p>
          </table:table-cell>
          <table:table-cell/>
          <table:table-cell table:formula="of:=[.G12]/36*100" office:value-type="float" office:value="72.2222222222222">
            <text:p>72.22</text:p>
          </table:table-cell>
          <table:table-cell table:formula="of:=[.H12]*100" office:value-type="float" office:value="94.6973316044496">
            <text:p>94.70</text:p>
          </table:table-cell>
          <table:table-cell table:style-name="ce1" table:formula="of:=[.I12]*100" office:value-type="float" office:value="82.1128779089606">
            <text:p>82.11</text:p>
          </table:table-cell>
          <table:table-cell table:style-name="ce1" table:formula="of:=[.J12]*100" office:value-type="float" office:value="84.0305739439023">
            <text:p>84.03</text:p>
          </table:table-cell>
          <table:table-cell table:style-name="ce1" table:formula="of:=[.K12]*100" office:value-type="float" office:value="85.208944698469">
            <text:p>85.21</text:p>
          </table:table-cell>
          <table:table-cell table:style-name="ce1" table:formula="of:=[.L12]*100" office:value-type="float" office:value="75.9321185650265">
            <text:p>75.93</text:p>
          </table:table-cell>
          <table:table-cell table:style-name="ce1" table:formula="of:=[.M12]*100" office:value-type="float" office:value="85.1134011237744">
            <text:p>85.11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28">
            <text:p>28</text:p>
          </table:table-cell>
          <table:table-cell office:value-type="float" office:value="0.960485907322732">
            <text:p>0.960485907322732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0.960485907322732">
            <text:p>0.960485907322732</text:p>
          </table:table-cell>
          <table:table-cell office:value-type="float" office:value="0.869014308787734">
            <text:p>0.869014308787734</text:p>
          </table:table-cell>
          <table:table-cell office:value-type="float" office:value="0.856730134898428">
            <text:p>0.856730134898428</text:p>
          </table:table-cell>
          <table:table-cell office:value-type="float" office:value="0.868445597033599">
            <text:p>0.868445597033599</text:p>
          </table:table-cell>
          <table:table-cell office:value-type="float" office:value="0.809254077663277">
            <text:p>0.809254077663277</text:p>
          </table:table-cell>
          <table:table-cell office:value-type="float" office:value="0.889760913578562">
            <text:p>0.889760913578562</text:p>
          </table:table-cell>
          <table:table-cell/>
          <table:table-cell table:formula="of:=[.G13]/36*100" office:value-type="float" office:value="77.7777777777778">
            <text:p>77.78</text:p>
          </table:table-cell>
          <table:table-cell table:formula="of:=[.H13]*100" office:value-type="float" office:value="96.0485907322732">
            <text:p>96.05</text:p>
          </table:table-cell>
          <table:table-cell table:style-name="ce1" table:formula="of:=[.I13]*100" office:value-type="float" office:value="86.9014308787734">
            <text:p>86.90</text:p>
          </table:table-cell>
          <table:table-cell table:style-name="ce1" table:formula="of:=[.J13]*100" office:value-type="float" office:value="85.6730134898428">
            <text:p>85.67</text:p>
          </table:table-cell>
          <table:table-cell table:style-name="ce1" table:formula="of:=[.K13]*100" office:value-type="float" office:value="86.8445597033599">
            <text:p>86.84</text:p>
          </table:table-cell>
          <table:table-cell table:style-name="ce1" table:formula="of:=[.L13]*100" office:value-type="float" office:value="80.9254077663277">
            <text:p>80.93</text:p>
          </table:table-cell>
          <table:table-cell table:style-name="ce1" table:formula="of:=[.M13]*100" office:value-type="float" office:value="88.9760913578562">
            <text:p>88.98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30">
            <text:p>30</text:p>
          </table:table-cell>
          <table:table-cell office:value-type="float" office:value="0.973270547555677">
            <text:p>0.97327054755567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.973270547555677">
            <text:p>0.973270547555677</text:p>
          </table:table-cell>
          <table:table-cell office:value-type="float" office:value="0.958643281239337">
            <text:p>0.958643281239337</text:p>
          </table:table-cell>
          <table:table-cell office:value-type="float" office:value="0.890739097795673">
            <text:p>0.890739097795673</text:p>
          </table:table-cell>
          <table:table-cell office:value-type="float" office:value="0.895539025000569">
            <text:p>0.895539025000569</text:p>
          </table:table-cell>
          <table:table-cell office:value-type="float" office:value="0.85445528788189">
            <text:p>0.85445528788189</text:p>
          </table:table-cell>
          <table:table-cell office:value-type="float" office:value="0.91828749516595">
            <text:p>0.91828749516595</text:p>
          </table:table-cell>
          <table:table-cell/>
          <table:table-cell table:formula="of:=[.G14]/36*100" office:value-type="float" office:value="83.3333333333333">
            <text:p>83.33</text:p>
          </table:table-cell>
          <table:table-cell table:formula="of:=[.H14]*100" office:value-type="float" office:value="97.3270547555677">
            <text:p>97.33</text:p>
          </table:table-cell>
          <table:table-cell table:style-name="ce1" table:formula="of:=[.I14]*100" office:value-type="float" office:value="95.8643281239337">
            <text:p>95.86</text:p>
          </table:table-cell>
          <table:table-cell table:style-name="ce1" table:formula="of:=[.J14]*100" office:value-type="float" office:value="89.0739097795673">
            <text:p>89.07</text:p>
          </table:table-cell>
          <table:table-cell table:style-name="ce1" table:formula="of:=[.K14]*100" office:value-type="float" office:value="89.5539025000569">
            <text:p>89.55</text:p>
          </table:table-cell>
          <table:table-cell table:style-name="ce1" table:formula="of:=[.L14]*100" office:value-type="float" office:value="85.445528788189">
            <text:p>85.45</text:p>
          </table:table-cell>
          <table:table-cell table:style-name="ce1" table:formula="of:=[.M14]*100" office:value-type="float" office:value="91.828749516595">
            <text:p>91.83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32">
            <text:p>32</text:p>
          </table:table-cell>
          <table:table-cell office:value-type="float" office:value="0.983643849951091">
            <text:p>0.98364384995109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.983643849951091">
            <text:p>0.983643849951091</text:p>
          </table:table-cell>
          <table:table-cell office:value-type="float" office:value="0.970654473486658">
            <text:p>0.970654473486658</text:p>
          </table:table-cell>
          <table:table-cell office:value-type="float" office:value="0.909711321913601">
            <text:p>0.909711321913601</text:p>
          </table:table-cell>
          <table:table-cell office:value-type="float" office:value="0.897176914852476">
            <text:p>0.897176914852476</text:p>
          </table:table-cell>
          <table:table-cell office:value-type="float" office:value="0.902295320639687">
            <text:p>0.902295320639687</text:p>
          </table:table-cell>
          <table:table-cell office:value-type="float" office:value="0.947883254851111">
            <text:p>0.947883254851111</text:p>
          </table:table-cell>
          <table:table-cell/>
          <table:table-cell table:formula="of:=[.G15]/36*100" office:value-type="float" office:value="88.8888888888889">
            <text:p>88.89</text:p>
          </table:table-cell>
          <table:table-cell table:formula="of:=[.H15]*100" office:value-type="float" office:value="98.3643849951091">
            <text:p>98.36</text:p>
          </table:table-cell>
          <table:table-cell table:style-name="ce1" table:formula="of:=[.I15]*100" office:value-type="float" office:value="97.0654473486658">
            <text:p>97.07</text:p>
          </table:table-cell>
          <table:table-cell table:style-name="ce1" table:formula="of:=[.J15]*100" office:value-type="float" office:value="90.9711321913601">
            <text:p>90.97</text:p>
          </table:table-cell>
          <table:table-cell table:style-name="ce1" table:formula="of:=[.K15]*100" office:value-type="float" office:value="89.7176914852476">
            <text:p>89.72</text:p>
          </table:table-cell>
          <table:table-cell table:style-name="ce1" table:formula="of:=[.L15]*100" office:value-type="float" office:value="90.2295320639687">
            <text:p>90.23</text:p>
          </table:table-cell>
          <table:table-cell table:style-name="ce1" table:formula="of:=[.M15]*100" office:value-type="float" office:value="94.7883254851111">
            <text:p>94.79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34">
            <text:p>34</text:p>
          </table:table-cell>
          <table:table-cell office:value-type="float" office:value="0.99222002320344">
            <text:p>0.9922200232034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.99222002320344">
            <text:p>0.99222002320344</text:p>
          </table:table-cell>
          <table:table-cell office:value-type="float" office:value="0.98211970245001">
            <text:p>0.98211970245001</text:p>
          </table:table-cell>
          <table:table-cell office:value-type="float" office:value="0.937509952455697">
            <text:p>0.937509952455697</text:p>
          </table:table-cell>
          <table:table-cell office:value-type="float" office:value="0.95409358720626">
            <text:p>0.95409358720626</text:p>
          </table:table-cell>
          <table:table-cell office:value-type="float" office:value="0.95345663004163">
            <text:p>0.95345663004163</text:p>
          </table:table-cell>
          <table:table-cell office:value-type="float" office:value="0.973793762369481">
            <text:p>0.973793762369481</text:p>
          </table:table-cell>
          <table:table-cell/>
          <table:table-cell table:formula="of:=[.G16]/36*100" office:value-type="float" office:value="94.4444444444444">
            <text:p>94.44</text:p>
          </table:table-cell>
          <table:table-cell table:formula="of:=[.H16]*100" office:value-type="float" office:value="99.222002320344">
            <text:p>99.22</text:p>
          </table:table-cell>
          <table:table-cell table:style-name="ce1" table:formula="of:=[.I16]*100" office:value-type="float" office:value="98.211970245001">
            <text:p>98.21</text:p>
          </table:table-cell>
          <table:table-cell table:style-name="ce1" table:formula="of:=[.J16]*100" office:value-type="float" office:value="93.7509952455697">
            <text:p>93.75</text:p>
          </table:table-cell>
          <table:table-cell table:style-name="ce1" table:formula="of:=[.K16]*100" office:value-type="float" office:value="95.409358720626">
            <text:p>95.41</text:p>
          </table:table-cell>
          <table:table-cell table:style-name="ce1" table:formula="of:=[.L16]*100" office:value-type="float" office:value="95.345663004163">
            <text:p>95.35</text:p>
          </table:table-cell>
          <table:table-cell table:style-name="ce1" table:formula="of:=[.M16]*100" office:value-type="float" office:value="97.3793762369481">
            <text:p>97.38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Best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6" office:value-type="float" office:value="0.999181055074046">
            <text:p>0.999181055074046</text:p>
          </table:table-cell>
          <table:table-cell/>
          <table:table-cell table:formula="of:=[.G17]/36*100" office:value-type="float" office:value="100">
            <text:p>100.00</text:p>
          </table:table-cell>
          <table:table-cell table:formula="of:=[.H17]*100" office:value-type="float" office:value="99.9181055074046">
            <text:p>99.92</text:p>
          </table:table-cell>
          <table:table-cell table:style-name="ce1" table:formula="of:=[.I17]*100" office:value-type="float" office:value="99.9181055074046">
            <text:p>99.92</text:p>
          </table:table-cell>
          <table:table-cell table:style-name="ce1" table:formula="of:=[.J17]*100" office:value-type="float" office:value="99.9181055074046">
            <text:p>99.92</text:p>
          </table:table-cell>
          <table:table-cell table:style-name="ce1" table:formula="of:=[.K17]*100" office:value-type="float" office:value="99.9181055074046">
            <text:p>99.92</text:p>
          </table:table-cell>
          <table:table-cell table:style-name="ce1" table:formula="of:=[.L17]*100" office:value-type="float" office:value="99.9181055074046">
            <text:p>99.92</text:p>
          </table:table-cell>
          <table:table-cell table:style-name="ce1" table:formula="of:=[.M17]*100" office:value-type="float" office:value="99.9181055074046">
            <text:p>99.92</text:p>
          </table:table-cell>
          <table:table-cell table:number-columns-repeated="5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6">
            <text:p>6</text:p>
          </table:table-cell>
          <table:table-cell office:value-type="float" office:value="0.198730635364772">
            <text:p>0.198730635364772</text:p>
          </table:table-cell>
          <table:table-cell table:number-columns-repeated="2"/>
          <table:table-cell>
            <draw:frame table:end-cell-address="Sheet1.R68" table:end-x="0.5531in" table:end-y="0.0559in" draw:z-index="0" draw:style-name="gr1" svg:width="10.0902in" svg:height="8.8201in" svg:x="0.2421in" svg:y="0.0917in">
              <draw:object draw:notify-on-update-of-ranges="Sheet1.O1:Sheet1.O1 Sheet1.O2:Sheet1.O17 Sheet1.P1:Sheet1.P1 Sheet1.P2:Sheet1.P17 Sheet1.O1:Sheet1.O1 Sheet1.O2:Sheet1.O17 Sheet1.Q1:Sheet1.Q1 Sheet1.Q2:Sheet1.Q17 Sheet1.O1:Sheet1.O1 Sheet1.O2:Sheet1.O17 Sheet1.R1:Sheet1.R1 Sheet1.R2:Sheet1.R17 Sheet1.O1:Sheet1.O1 Sheet1.O2:Sheet1.O17 Sheet1.S1:Sheet1.S1 Sheet1.S2:Sheet1.S17 Sheet1.O1:Sheet1.O1 Sheet1.O2:Sheet1.O17 Sheet1.T1:Sheet1.T1 Sheet1.T2:Sheet1.T17 Sheet1.O1:Sheet1.O1 Sheet1.O2:Sheet1.O17 Sheet1.U1:Sheet1.U1 Sheet1.U2:Sheet1.U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8">
            <text:p>8</text:p>
          </table:table-cell>
          <table:table-cell office:value-type="float" office:value="0.281489569826429">
            <text:p>0.28148956982642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10">
            <text:p>10</text:p>
          </table:table-cell>
          <table:table-cell office:value-type="float" office:value="0.363338565481471">
            <text:p>0.36333856548147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12">
            <text:p>12</text:p>
          </table:table-cell>
          <table:table-cell office:value-type="float" office:value="0.443981892217748">
            <text:p>0.44398189221774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14">
            <text:p>14</text:p>
          </table:table-cell>
          <table:table-cell office:value-type="float" office:value="0.52075797902591">
            <text:p>0.5207579790259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16">
            <text:p>16</text:p>
          </table:table-cell>
          <table:table-cell office:value-type="float" office:value="0.581951363770786">
            <text:p>0.58195136377078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18">
            <text:p>18</text:p>
          </table:table-cell>
          <table:table-cell office:value-type="float" office:value="0.633476648695375">
            <text:p>0.63347664869537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20">
            <text:p>20</text:p>
          </table:table-cell>
          <table:table-cell office:value-type="float" office:value="0.678973589026138">
            <text:p>0.67897358902613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22">
            <text:p>22</text:p>
          </table:table-cell>
          <table:table-cell office:value-type="float" office:value="0.740417206942833">
            <text:p>0.74041720694283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24">
            <text:p>24</text:p>
          </table:table-cell>
          <table:table-cell office:value-type="float" office:value="0.801838076389363">
            <text:p>0.801838076389363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26">
            <text:p>26</text:p>
          </table:table-cell>
          <table:table-cell office:value-type="float" office:value="0.821128779089606">
            <text:p>0.82112877908960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28">
            <text:p>28</text:p>
          </table:table-cell>
          <table:table-cell office:value-type="float" office:value="0.869014308787734">
            <text:p>0.869014308787734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30">
            <text:p>30</text:p>
          </table:table-cell>
          <table:table-cell office:value-type="float" office:value="0.958643281239337">
            <text:p>0.958643281239337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32">
            <text:p>32</text:p>
          </table:table-cell>
          <table:table-cell office:value-type="float" office:value="0.970654473486658">
            <text:p>0.970654473486658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34">
            <text:p>34</text:p>
          </table:table-cell>
          <table:table-cell office:value-type="float" office:value="0.98211970245001">
            <text:p>0.98211970245001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Count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6">
            <text:p>6</text:p>
          </table:table-cell>
          <table:table-cell office:value-type="float" office:value="0.154644100184263">
            <text:p>0.154644100184263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8">
            <text:p>8</text:p>
          </table:table-cell>
          <table:table-cell office:value-type="float" office:value="0.162810800973634">
            <text:p>0.162810800973634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10">
            <text:p>10</text:p>
          </table:table-cell>
          <table:table-cell office:value-type="float" office:value="0.170636274710526">
            <text:p>0.17063627471052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12">
            <text:p>12</text:p>
          </table:table-cell>
          <table:table-cell office:value-type="float" office:value="0.175117723333106">
            <text:p>0.17511772333310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14">
            <text:p>14</text:p>
          </table:table-cell>
          <table:table-cell office:value-type="float" office:value="0.179303441843536">
            <text:p>0.17930344184353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16">
            <text:p>16</text:p>
          </table:table-cell>
          <table:table-cell office:value-type="float" office:value="0.304283536932141">
            <text:p>0.304283536932141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18">
            <text:p>18</text:p>
          </table:table-cell>
          <table:table-cell office:value-type="float" office:value="0.526445096567256">
            <text:p>0.52644509656725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.773720967264951">
            <text:p>0.773720967264951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22">
            <text:p>22</text:p>
          </table:table-cell>
          <table:table-cell office:value-type="float" office:value="0.796469437430333">
            <text:p>0.796469437430333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24">
            <text:p>24</text:p>
          </table:table-cell>
          <table:table-cell office:value-type="float" office:value="0.820241588753156">
            <text:p>0.820241588753156</text:p>
          </table:table-cell>
          <table:table-cell table:number-columns-repeated="15"/>
          <table:table-cell table:style-name="ce1" table:number-columns-repeated="7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26">
            <text:p>26</text:p>
          </table:table-cell>
          <table:table-cell office:value-type="float" office:value="0.840305739439023">
            <text:p>0.84030573943902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28">
            <text:p>28</text:p>
          </table:table-cell>
          <table:table-cell office:value-type="float" office:value="0.856730134898428">
            <text:p>0.85673013489842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30">
            <text:p>30</text:p>
          </table:table-cell>
          <table:table-cell office:value-type="float" office:value="0.890739097795673">
            <text:p>0.89073909779567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32">
            <text:p>32</text:p>
          </table:table-cell>
          <table:table-cell office:value-type="float" office:value="0.909711321913601">
            <text:p>0.90971132191360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34">
            <text:p>34</text:p>
          </table:table-cell>
          <table:table-cell office:value-type="float" office:value="0.937509952455697">
            <text:p>0.937509952455697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FIFO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6">
            <text:p>6</text:p>
          </table:table-cell>
          <table:table-cell office:value-type="float" office:value="0.154666848654428">
            <text:p>0.15466684865442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8">
            <text:p>8</text:p>
          </table:table-cell>
          <table:table-cell office:value-type="float" office:value="0.162856297913965">
            <text:p>0.16285629791396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10">
            <text:p>10</text:p>
          </table:table-cell>
          <table:table-cell office:value-type="float" office:value="0.16968083896358">
            <text:p>0.1696808389635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12">
            <text:p>12</text:p>
          </table:table-cell>
          <table:table-cell office:value-type="float" office:value="0.174003048295002">
            <text:p>0.174003048295002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14">
            <text:p>14</text:p>
          </table:table-cell>
          <table:table-cell office:value-type="float" office:value="0.176710116244683">
            <text:p>0.17671011624468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16">
            <text:p>16</text:p>
          </table:table-cell>
          <table:table-cell office:value-type="float" office:value="0.30212243226643">
            <text:p>0.3021224322664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18">
            <text:p>18</text:p>
          </table:table-cell>
          <table:table-cell office:value-type="float" office:value="0.518164653427057">
            <text:p>0.518164653427057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.800450419709274">
            <text:p>0.800450419709274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22">
            <text:p>22</text:p>
          </table:table-cell>
          <table:table-cell office:value-type="float" office:value="0.809572556245592">
            <text:p>0.809572556245592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24">
            <text:p>24</text:p>
          </table:table-cell>
          <table:table-cell office:value-type="float" office:value="0.831138105962374">
            <text:p>0.831138105962374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26">
            <text:p>26</text:p>
          </table:table-cell>
          <table:table-cell office:value-type="float" office:value="0.85208944698469">
            <text:p>0.8520894469846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28">
            <text:p>28</text:p>
          </table:table-cell>
          <table:table-cell office:value-type="float" office:value="0.868445597033599">
            <text:p>0.86844559703359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30">
            <text:p>30</text:p>
          </table:table-cell>
          <table:table-cell office:value-type="float" office:value="0.895539025000569">
            <text:p>0.89553902500056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32">
            <text:p>32</text:p>
          </table:table-cell>
          <table:table-cell office:value-type="float" office:value="0.897176914852476">
            <text:p>0.89717691485247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34">
            <text:p>34</text:p>
          </table:table-cell>
          <table:table-cell office:value-type="float" office:value="0.95409358720626">
            <text:p>0.9540935872062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LRU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6">
            <text:p>6</text:p>
          </table:table-cell>
          <table:table-cell office:value-type="float" office:value="0.193839714279215">
            <text:p>0.19383971427921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8">
            <text:p>8</text:p>
          </table:table-cell>
          <table:table-cell office:value-type="float" office:value="0.257376191451125">
            <text:p>0.25737619145112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10">
            <text:p>10</text:p>
          </table:table-cell>
          <table:table-cell office:value-type="float" office:value="0.318501330785505">
            <text:p>0.31850133078550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12">
            <text:p>12</text:p>
          </table:table-cell>
          <table:table-cell office:value-type="float" office:value="0.373802861757547">
            <text:p>0.373802861757547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14">
            <text:p>14</text:p>
          </table:table-cell>
          <table:table-cell office:value-type="float" office:value="0.429400122841739">
            <text:p>0.42940012284173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16">
            <text:p>16</text:p>
          </table:table-cell>
          <table:table-cell office:value-type="float" office:value="0.485338610978412">
            <text:p>0.485338610978412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18">
            <text:p>18</text:p>
          </table:table-cell>
          <table:table-cell office:value-type="float" office:value="0.54666848654428">
            <text:p>0.5466684865442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.603812643599718">
            <text:p>0.60381264359971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22">
            <text:p>22</text:p>
          </table:table-cell>
          <table:table-cell office:value-type="float" office:value="0.658386223526468">
            <text:p>0.65838622352646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24">
            <text:p>24</text:p>
          </table:table-cell>
          <table:table-cell office:value-type="float" office:value="0.708523851770968">
            <text:p>0.70852385177096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26">
            <text:p>26</text:p>
          </table:table-cell>
          <table:table-cell office:value-type="float" office:value="0.759321185650265">
            <text:p>0.75932118565026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28">
            <text:p>28</text:p>
          </table:table-cell>
          <table:table-cell office:value-type="float" office:value="0.809254077663277">
            <text:p>0.809254077663277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30">
            <text:p>30</text:p>
          </table:table-cell>
          <table:table-cell office:value-type="float" office:value="0.85445528788189">
            <text:p>0.8544552878818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32">
            <text:p>32</text:p>
          </table:table-cell>
          <table:table-cell office:value-type="float" office:value="0.902295320639687">
            <text:p>0.902295320639687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34">
            <text:p>34</text:p>
          </table:table-cell>
          <table:table-cell office:value-type="float" office:value="0.95345663004163">
            <text:p>0.9534566300416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MRU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office:value-type="float" office:value="0.156463977797493">
            <text:p>0.15646397779749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8">
            <text:p>8</text:p>
          </table:table-cell>
          <table:table-cell office:value-type="float" office:value="0.190154462112423">
            <text:p>0.190154462112423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office:value-type="float" office:value="0.24932323301258">
            <text:p>0.2493232330125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12">
            <text:p>12</text:p>
          </table:table-cell>
          <table:table-cell office:value-type="float" office:value="0.328920130121249">
            <text:p>0.328920130121249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14">
            <text:p>14</text:p>
          </table:table-cell>
          <table:table-cell office:value-type="float" office:value="0.423462772128574">
            <text:p>0.423462772128574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16">
            <text:p>16</text:p>
          </table:table-cell>
          <table:table-cell office:value-type="float" office:value="0.52548966082031">
            <text:p>0.5254896608203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18">
            <text:p>18</text:p>
          </table:table-cell>
          <table:table-cell office:value-type="float" office:value="0.621692941149708">
            <text:p>0.621692941149708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20">
            <text:p>20</text:p>
          </table:table-cell>
          <table:table-cell office:value-type="float" office:value="0.696421665642985">
            <text:p>0.69642166564298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22">
            <text:p>22</text:p>
          </table:table-cell>
          <table:table-cell office:value-type="float" office:value="0.76885279464956">
            <text:p>0.76885279464956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24">
            <text:p>24</text:p>
          </table:table-cell>
          <table:table-cell office:value-type="float" office:value="0.815441661548261">
            <text:p>0.81544166154826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26">
            <text:p>26</text:p>
          </table:table-cell>
          <table:table-cell office:value-type="float" office:value="0.851134011237744">
            <text:p>0.851134011237744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28">
            <text:p>28</text:p>
          </table:table-cell>
          <table:table-cell office:value-type="float" office:value="0.889760913578562">
            <text:p>0.889760913578562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30">
            <text:p>30</text:p>
          </table:table-cell>
          <table:table-cell office:value-type="float" office:value="0.91828749516595">
            <text:p>0.91828749516595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32">
            <text:p>32</text:p>
          </table:table-cell>
          <table:table-cell office:value-type="float" office:value="0.947883254851111">
            <text:p>0.94788325485111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34">
            <text:p>34</text:p>
          </table:table-cell>
          <table:table-cell office:value-type="float" office:value="0.973793762369481">
            <text:p>0.973793762369481</text:p>
          </table:table-cell>
          <table:table-cell table:number-columns-repeated="22"/>
        </table:table-row>
        <table:table-row table:style-name="ro1">
          <table:table-cell office:value-type="string">
            <text:p>BIG</text:p>
          </table:table-cell>
          <table:table-cell office:value-type="string">
            <text:p>Random</text:p>
          </table:table-cell>
          <table:table-cell office:value-type="float" office:value="36">
            <text:p>36</text:p>
          </table:table-cell>
          <table:table-cell office:value-type="float" office:value="0.999181055074046">
            <text:p>0.999181055074046</text:p>
          </table:table-cell>
          <table:table-cell table:number-columns-repeated="22"/>
        </table:table-row>
        <table:table-row table:style-name="ro1" table:number-rows-repeated="1048478">
          <table:table-cell table:number-columns-repeated="26"/>
        </table:table-row>
        <table:table-row table:style-name="ro1">
          <table:table-cell table:number-columns-repeated="26"/>
        </table:table-row>
      </table:table>
      <table:database-ranges>
        <table:database-range table:target-range-address="Sheet1.A1:Sheet1.D9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4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5T14:34:14</dc:date>
    <dc:creator>Pancho Roslan</dc:creator>
    <meta:generator>OpenOffice.org/3.2$Unix OpenOffice.org_project/320m12$Build-9483</meta:generator>
    <meta:editing-duration>PT00H24M08S</meta:editing-duration>
    <meta:editing-cycles>3</meta:editing-cycles>
    <meta:document-statistic meta:table-count="1" meta:cell-count="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none" draw:fill-color="#e6e6e6"/>
      <style:text-properties fo:font-size="11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2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2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3cm" svg:height="22.404cm" xlink:href=".." chart:class="chart:scatter" chart:style-name="ch1">
        <chart:title svg:x="10.037cm" svg:y="0.449cm" chart:style-name="ch2">
          <text:p>Comparación de estrategias</text:p>
        </chart:title>
        <chart:subtitle svg:x="11.598cm" svg:y="1.4cm" chart:style-name="ch3">
          <text:p>Caso: Grande</text:p>
        </chart:subtitle>
        <chart:legend chart:legend-position="bottom" svg:x="7.56cm" svg:y="21.169cm" chart:style-name="ch4"/>
        <chart:plot-area chart:style-name="ch5" table:cell-range-address="Sheet1.O1:Sheet1.U17" chart:data-source-has-labels="row" svg:x="0.823cm" svg:y="2.299cm" svg:width="23.783cm" svg:height="18.176cm">
          <chart:axis chart:dimension="x" chart:name="primary-x" chart:style-name="ch6">
            <chart:title svg:x="11.769cm" svg:y="20.351cm" chart:style-name="ch7">
              <text:p>Buffer (% of Max)</text:p>
            </chart:title>
          </chart:axis>
          <chart:axis chart:dimension="y" chart:name="primary-y" chart:style-name="ch6">
            <chart:title svg:x="0.513cm" svg:y="11.869cm" chart:style-name="ch8">
              <text:p>Hit Rate %</text:p>
            </chart:title>
            <chart:grid chart:style-name="ch9" chart:class="major"/>
          </chart:axis>
          <chart:series chart:style-name="ch10" chart:values-cell-range-address="Sheet1.P2:Sheet1.P17" chart:label-cell-address="Sheet1.P1:Sheet1.P1" chart:class="chart:scatter">
            <chart:domain table:cell-range-address="Sheet1.O2:Sheet1.O17"/>
            <chart:data-point chart:repeated="16"/>
          </chart:series>
          <chart:series chart:style-name="ch11" chart:values-cell-range-address="Sheet1.Q2:Sheet1.Q17" chart:label-cell-address="Sheet1.Q1:Sheet1.Q1" chart:class="chart:scatter">
            <chart:data-point chart:repeated="16"/>
          </chart:series>
          <chart:series chart:style-name="ch12" chart:values-cell-range-address="Sheet1.R2:Sheet1.R17" chart:label-cell-address="Sheet1.R1:Sheet1.R1" chart:class="chart:scatter">
            <chart:data-point chart:repeated="16"/>
          </chart:series>
          <chart:series chart:style-name="ch13" chart:values-cell-range-address="Sheet1.S2:Sheet1.S17" chart:label-cell-address="Sheet1.S1:Sheet1.S1" chart:class="chart:scatter">
            <chart:data-point chart:repeated="16"/>
          </chart:series>
          <chart:series chart:style-name="ch14" chart:values-cell-range-address="Sheet1.T2:Sheet1.T17" chart:label-cell-address="Sheet1.T1:Sheet1.T1" chart:class="chart:scatter">
            <chart:data-point chart:repeated="16"/>
          </chart:series>
          <chart:series chart:style-name="ch15" chart:values-cell-range-address="Sheet1.U2:Sheet1.U17" chart:label-cell-address="Sheet1.U1:Sheet1.U1" chart:class="chart:scatte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 text:id="Sheet1.P1:Sheet1.P1">Best</text:p>
              </table:table-cell>
              <table:table-cell office:value-type="string">
                <text:p text:id="Sheet1.Q1:Sheet1.Q1">Count</text:p>
              </table:table-cell>
              <table:table-cell office:value-type="string">
                <text:p text:id="Sheet1.R1:Sheet1.R1">FIFO</text:p>
              </table:table-cell>
              <table:table-cell office:value-type="string">
                <text:p text:id="Sheet1.S1:Sheet1.S1">LRU</text:p>
              </table:table-cell>
              <table:table-cell office:value-type="string">
                <text:p text:id="Sheet1.T1:Sheet1.T1">MRU</text:p>
              </table:table-cell>
              <table:table-cell office:value-type="string">
                <text:p text:id="Sheet1.U1:Sheet1.U1">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666666666667">
                <text:p text:id="Sheet1.O2:Sheet1.O17">16.6666666666667</text:p>
              </table:table-cell>
              <table:table-cell office:value-type="float" office:value="26.631634022612">
                <text:p text:id="Sheet1.P2:Sheet1.P17">26.631634022612</text:p>
              </table:table-cell>
              <table:table-cell office:value-type="float" office:value="19.8730635364772">
                <text:p text:id="Sheet1.Q2:Sheet1.Q17">19.8730635364772</text:p>
              </table:table-cell>
              <table:table-cell office:value-type="float" office:value="15.4644100184263">
                <text:p text:id="Sheet1.R2:Sheet1.R17">15.4644100184263</text:p>
              </table:table-cell>
              <table:table-cell office:value-type="float" office:value="15.4666848654428">
                <text:p text:id="Sheet1.S2:Sheet1.S17">15.4666848654428</text:p>
              </table:table-cell>
              <table:table-cell office:value-type="float" office:value="19.3839714279215">
                <text:p text:id="Sheet1.T2:Sheet1.T17">19.3839714279215</text:p>
              </table:table-cell>
              <table:table-cell office:value-type="float" office:value="15.6463977797493">
                <text:p text:id="Sheet1.U2:Sheet1.U17">15.64639777974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6.9412407015628">
                <text:p>36.9412407015628</text:p>
              </table:table-cell>
              <table:table-cell office:value-type="float" office:value="28.1489569826429">
                <text:p>28.1489569826429</text:p>
              </table:table-cell>
              <table:table-cell office:value-type="float" office:value="16.2810800973635">
                <text:p>16.2810800973635</text:p>
              </table:table-cell>
              <table:table-cell office:value-type="float" office:value="16.2856297913965">
                <text:p>16.2856297913965</text:p>
              </table:table-cell>
              <table:table-cell office:value-type="float" office:value="25.7376191451125">
                <text:p>25.7376191451125</text:p>
              </table:table-cell>
              <table:table-cell office:value-type="float" office:value="19.0154462112423">
                <text:p>19.0154462112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6.7799540480903">
                <text:p>46.7799540480903</text:p>
              </table:table-cell>
              <table:table-cell office:value-type="float" office:value="36.3338565481471">
                <text:p>36.3338565481471</text:p>
              </table:table-cell>
              <table:table-cell office:value-type="float" office:value="17.0636274710526">
                <text:p>17.0636274710526</text:p>
              </table:table-cell>
              <table:table-cell office:value-type="float" office:value="16.968083896358">
                <text:p>16.968083896358</text:p>
              </table:table-cell>
              <table:table-cell office:value-type="float" office:value="31.8501330785505">
                <text:p>31.8501330785505</text:p>
              </table:table-cell>
              <table:table-cell office:value-type="float" office:value="24.932323301258">
                <text:p>24.932323301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6.3024636593189">
                <text:p>56.3024636593189</text:p>
              </table:table-cell>
              <table:table-cell office:value-type="float" office:value="44.3981892217748">
                <text:p>44.3981892217748</text:p>
              </table:table-cell>
              <table:table-cell office:value-type="float" office:value="17.5117723333106">
                <text:p>17.5117723333106</text:p>
              </table:table-cell>
              <table:table-cell office:value-type="float" office:value="17.4003048295002">
                <text:p>17.4003048295002</text:p>
              </table:table-cell>
              <table:table-cell office:value-type="float" office:value="37.3802861757547">
                <text:p>37.3802861757547</text:p>
              </table:table-cell>
              <table:table-cell office:value-type="float" office:value="32.8920130121249">
                <text:p>32.8920130121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65.4860210650834">
                <text:p>65.4860210650834</text:p>
              </table:table-cell>
              <table:table-cell office:value-type="float" office:value="52.0757979025911">
                <text:p>52.0757979025911</text:p>
              </table:table-cell>
              <table:table-cell office:value-type="float" office:value="17.9303441843536">
                <text:p>17.9303441843536</text:p>
              </table:table-cell>
              <table:table-cell office:value-type="float" office:value="17.6710116244683">
                <text:p>17.6710116244683</text:p>
              </table:table-cell>
              <table:table-cell office:value-type="float" office:value="42.9400122841739">
                <text:p>42.9400122841739</text:p>
              </table:table-cell>
              <table:table-cell office:value-type="float" office:value="42.3462772128574">
                <text:p>42.3462772128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4.3124274892513">
                <text:p>74.3124274892513</text:p>
              </table:table-cell>
              <table:table-cell office:value-type="float" office:value="58.1951363770786">
                <text:p>58.1951363770786</text:p>
              </table:table-cell>
              <table:table-cell office:value-type="float" office:value="30.4283536932141">
                <text:p>30.4283536932141</text:p>
              </table:table-cell>
              <table:table-cell office:value-type="float" office:value="30.212243226643">
                <text:p>30.212243226643</text:p>
              </table:table-cell>
              <table:table-cell office:value-type="float" office:value="48.5338610978412">
                <text:p>48.5338610978412</text:p>
              </table:table-cell>
              <table:table-cell office:value-type="float" office:value="52.548966082031">
                <text:p>52.548966082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82.4973270547556">
                <text:p>82.4973270547556</text:p>
              </table:table-cell>
              <table:table-cell office:value-type="float" office:value="63.3476648695375">
                <text:p>63.3476648695375</text:p>
              </table:table-cell>
              <table:table-cell office:value-type="float" office:value="52.6445096567256">
                <text:p>52.6445096567256</text:p>
              </table:table-cell>
              <table:table-cell office:value-type="float" office:value="51.8164653427057">
                <text:p>51.8164653427057</text:p>
              </table:table-cell>
              <table:table-cell office:value-type="float" office:value="54.666848654428">
                <text:p>54.666848654428</text:p>
              </table:table-cell>
              <table:table-cell office:value-type="float" office:value="62.1692941149708">
                <text:p>62.169294114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88.7304078800701">
                <text:p>88.7304078800701</text:p>
              </table:table-cell>
              <table:table-cell office:value-type="float" office:value="67.8973589026138">
                <text:p>67.8973589026138</text:p>
              </table:table-cell>
              <table:table-cell office:value-type="float" office:value="77.3720967264952">
                <text:p>77.3720967264952</text:p>
              </table:table-cell>
              <table:table-cell office:value-type="float" office:value="80.0450419709275">
                <text:p>80.0450419709275</text:p>
              </table:table-cell>
              <table:table-cell office:value-type="float" office:value="60.3812643599718">
                <text:p>60.3812643599718</text:p>
              </table:table-cell>
              <table:table-cell office:value-type="float" office:value="69.6421665642986">
                <text:p>69.6421665642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91.2736868445597">
                <text:p>91.2736868445597</text:p>
              </table:table-cell>
              <table:table-cell office:value-type="float" office:value="74.0417206942833">
                <text:p>74.0417206942833</text:p>
              </table:table-cell>
              <table:table-cell office:value-type="float" office:value="79.6469437430333">
                <text:p>79.6469437430333</text:p>
              </table:table-cell>
              <table:table-cell office:value-type="float" office:value="80.9572556245592">
                <text:p>80.9572556245592</text:p>
              </table:table-cell>
              <table:table-cell office:value-type="float" office:value="65.8386223526468">
                <text:p>65.8386223526468</text:p>
              </table:table-cell>
              <table:table-cell office:value-type="float" office:value="76.885279464956">
                <text:p>76.885279464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3.2141313496667">
                <text:p>93.2141313496667</text:p>
              </table:table-cell>
              <table:table-cell office:value-type="float" office:value="80.1838076389363">
                <text:p>80.1838076389363</text:p>
              </table:table-cell>
              <table:table-cell office:value-type="float" office:value="82.0241588753156">
                <text:p>82.0241588753156</text:p>
              </table:table-cell>
              <table:table-cell office:value-type="float" office:value="83.1138105962374">
                <text:p>83.1138105962374</text:p>
              </table:table-cell>
              <table:table-cell office:value-type="float" office:value="70.8523851770969">
                <text:p>70.8523851770969</text:p>
              </table:table-cell>
              <table:table-cell office:value-type="float" office:value="81.5441661548261">
                <text:p>81.5441661548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94.6973316044496">
                <text:p>94.6973316044496</text:p>
              </table:table-cell>
              <table:table-cell office:value-type="float" office:value="82.1128779089606">
                <text:p>82.1128779089606</text:p>
              </table:table-cell>
              <table:table-cell office:value-type="float" office:value="84.0305739439023">
                <text:p>84.0305739439023</text:p>
              </table:table-cell>
              <table:table-cell office:value-type="float" office:value="85.208944698469">
                <text:p>85.208944698469</text:p>
              </table:table-cell>
              <table:table-cell office:value-type="float" office:value="75.9321185650265">
                <text:p>75.9321185650265</text:p>
              </table:table-cell>
              <table:table-cell office:value-type="float" office:value="85.1134011237744">
                <text:p>85.1134011237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96.0485907322732">
                <text:p>96.0485907322732</text:p>
              </table:table-cell>
              <table:table-cell office:value-type="float" office:value="86.9014308787734">
                <text:p>86.9014308787734</text:p>
              </table:table-cell>
              <table:table-cell office:value-type="float" office:value="85.6730134898428">
                <text:p>85.6730134898428</text:p>
              </table:table-cell>
              <table:table-cell office:value-type="float" office:value="86.8445597033599">
                <text:p>86.8445597033599</text:p>
              </table:table-cell>
              <table:table-cell office:value-type="float" office:value="80.9254077663277">
                <text:p>80.9254077663277</text:p>
              </table:table-cell>
              <table:table-cell office:value-type="float" office:value="88.9760913578562">
                <text:p>88.9760913578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7.3270547555677">
                <text:p>97.3270547555677</text:p>
              </table:table-cell>
              <table:table-cell office:value-type="float" office:value="95.8643281239337">
                <text:p>95.8643281239337</text:p>
              </table:table-cell>
              <table:table-cell office:value-type="float" office:value="89.0739097795673">
                <text:p>89.0739097795673</text:p>
              </table:table-cell>
              <table:table-cell office:value-type="float" office:value="89.5539025000569">
                <text:p>89.5539025000569</text:p>
              </table:table-cell>
              <table:table-cell office:value-type="float" office:value="85.445528788189">
                <text:p>85.445528788189</text:p>
              </table:table-cell>
              <table:table-cell office:value-type="float" office:value="91.828749516595">
                <text:p>91.828749516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8.3643849951091">
                <text:p>98.3643849951091</text:p>
              </table:table-cell>
              <table:table-cell office:value-type="float" office:value="97.0654473486658">
                <text:p>97.0654473486658</text:p>
              </table:table-cell>
              <table:table-cell office:value-type="float" office:value="90.9711321913601">
                <text:p>90.9711321913601</text:p>
              </table:table-cell>
              <table:table-cell office:value-type="float" office:value="89.7176914852476">
                <text:p>89.7176914852476</text:p>
              </table:table-cell>
              <table:table-cell office:value-type="float" office:value="90.2295320639687">
                <text:p>90.2295320639687</text:p>
              </table:table-cell>
              <table:table-cell office:value-type="float" office:value="94.7883254851111">
                <text:p>94.788325485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99.222002320344">
                <text:p>99.222002320344</text:p>
              </table:table-cell>
              <table:table-cell office:value-type="float" office:value="98.211970245001">
                <text:p>98.211970245001</text:p>
              </table:table-cell>
              <table:table-cell office:value-type="float" office:value="93.7509952455697">
                <text:p>93.7509952455697</text:p>
              </table:table-cell>
              <table:table-cell office:value-type="float" office:value="95.409358720626">
                <text:p>95.409358720626</text:p>
              </table:table-cell>
              <table:table-cell office:value-type="float" office:value="95.345663004163">
                <text:p>95.345663004163</text:p>
              </table:table-cell>
              <table:table-cell office:value-type="float" office:value="97.3793762369481">
                <text:p>97.3793762369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99.9181055074046">
                <text:p>99.9181055074046</text:p>
              </table:table-cell>
              <table:table-cell office:value-type="float" office:value="99.9181055074046">
                <text:p>99.9181055074046</text:p>
              </table:table-cell>
              <table:table-cell office:value-type="float" office:value="99.9181055074046">
                <text:p>99.9181055074046</text:p>
              </table:table-cell>
              <table:table-cell office:value-type="float" office:value="99.9181055074046">
                <text:p>99.9181055074046</text:p>
              </table:table-cell>
              <table:table-cell office:value-type="float" office:value="99.9181055074046">
                <text:p>99.9181055074046</text:p>
              </table:table-cell>
              <table:table-cell office:value-type="float" office:value="99.9181055074046">
                <text:p>99.9181055074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